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number-columns-repeated="11" table:default-cell-style-name="Default"/>
        <table:table-column table:style-name="co2" table:number-columns-repeated="36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16">
            <text:p>165016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16">
            <text:p>200016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7064.07413513643">
            <text:p>7064,07413514</text:p>
          </table:table-cell>
          <table:table-cell table:style-name="ce1" office:value-type="float" office:value="7001.89726450925">
            <text:p>7001,89726451</text:p>
          </table:table-cell>
          <table:table-cell table:style-name="ce1" office:value-type="float" office:value="6793.56943200022">
            <text:p>6793,56943200</text:p>
          </table:table-cell>
          <table:table-cell table:number-columns-repeated="2" table:style-name="ce1" office:value-type="float" office:value="6754.02443113631">
            <text:p>6754,02443114</text:p>
          </table:table-cell>
          <table:table-cell table:style-name="ce1" office:value-type="float" office:value="6643.91504389554">
            <text:p>6643,91504390</text:p>
          </table:table-cell>
          <table:table-cell table:number-columns-repeated="2" table:style-name="ce1" office:value-type="float" office:value="6629.21906241231">
            <text:p>6629,21906241</text:p>
          </table:table-cell>
          <table:table-cell table:style-name="ce1" office:value-type="float" office:value="6542.13583084412">
            <text:p>6542,13583084</text:p>
          </table:table-cell>
          <table:table-cell table:number-columns-repeated="3" table:style-name="ce1" office:value-type="float" office:value="6516.71590346601">
            <text:p>6516,71590347</text:p>
          </table:table-cell>
          <table:table-cell table:number-columns-repeated="11" table:style-name="ce1" office:value-type="float" office:value="6510.38400668854">
            <text:p>6510,38400669</text:p>
          </table:table-cell>
          <table:table-cell table:number-columns-repeated="2" table:style-name="ce1" office:value-type="float" office:value="6454.80258201122">
            <text:p>6454,80258201</text:p>
          </table:table-cell>
          <table:table-cell table:number-columns-repeated="34" table:style-name="ce1" office:value-type="float" office:value="6253.86620135813">
            <text:p>6253,86620136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615">
            <text:p>615</text:p>
          </table:table-cell>
          <table:table-cell office:value-type="float" office:value="1199">
            <text:p>1199</text:p>
          </table:table-cell>
          <table:table-cell office:value-type="float" office:value="2007">
            <text:p>2007</text:p>
          </table:table-cell>
          <table:table-cell table:number-columns-repeated="2" office:value-type="float" office:value="2306">
            <text:p>2306</text:p>
          </table:table-cell>
          <table:table-cell office:value-type="float" office:value="3934">
            <text:p>3934</text:p>
          </table:table-cell>
          <table:table-cell table:number-columns-repeated="2" office:value-type="float" office:value="4652">
            <text:p>4652</text:p>
          </table:table-cell>
          <table:table-cell office:value-type="float" office:value="5894">
            <text:p>5894</text:p>
          </table:table-cell>
          <table:table-cell table:number-columns-repeated="3" office:value-type="float" office:value="6755">
            <text:p>6755</text:p>
          </table:table-cell>
          <table:table-cell table:number-columns-repeated="11" office:value-type="float" office:value="8818">
            <text:p>8818</text:p>
          </table:table-cell>
          <table:table-cell table:number-columns-repeated="2" office:value-type="float" office:value="15691">
            <text:p>15691</text:p>
          </table:table-cell>
          <table:table-cell table:number-columns-repeated="34" office:value-type="float" office:value="17670">
            <text:p>17670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7085.0393603245">
            <text:p>7085,03936032</text:p>
          </table:table-cell>
          <table:table-cell table:style-name="ce1" office:value-type="float" office:value="7043.39399449133">
            <text:p>7043,39399449</text:p>
          </table:table-cell>
          <table:table-cell table:style-name="ce1" office:value-type="float" office:value="6793.56943200022">
            <text:p>6793,56943200</text:p>
          </table:table-cell>
          <table:table-cell table:style-name="ce1" office:value-type="float" office:value="6855.79075662287">
            <text:p>6855,79075662</text:p>
          </table:table-cell>
          <table:table-cell table:style-name="ce1" office:value-type="float" office:value="6833.54253315821">
            <text:p>6833,54253316</text:p>
          </table:table-cell>
          <table:table-cell table:style-name="ce1" office:value-type="float" office:value="6850.04740751882">
            <text:p>6850,04740752</text:p>
          </table:table-cell>
          <table:table-cell table:style-name="ce1" office:value-type="float" office:value="6652.72512177803">
            <text:p>6652,72512178</text:p>
          </table:table-cell>
          <table:table-cell table:style-name="ce1" office:value-type="float" office:value="6641.12121281349">
            <text:p>6641,12121281</text:p>
          </table:table-cell>
          <table:table-cell table:style-name="ce1" office:value-type="float" office:value="6542.13583084412">
            <text:p>6542,13583084</text:p>
          </table:table-cell>
          <table:table-cell table:style-name="ce1" office:value-type="float" office:value="6517.81312372753">
            <text:p>6517,81312373</text:p>
          </table:table-cell>
          <table:table-cell table:style-name="ce1" office:value-type="float" office:value="6663.75081533003">
            <text:p>6663,75081533</text:p>
          </table:table-cell>
          <table:table-cell table:style-name="ce1" office:value-type="float" office:value="6549.20390953012">
            <text:p>6549,20390953</text:p>
          </table:table-cell>
          <table:table-cell table:style-name="ce1" office:value-type="float" office:value="6545.62123342643">
            <text:p>6545,62123343</text:p>
          </table:table-cell>
          <table:table-cell table:style-name="ce1" office:value-type="float" office:value="6629.42417612696">
            <text:p>6629,42417613</text:p>
          </table:table-cell>
          <table:table-cell table:style-name="ce1" office:value-type="float" office:value="6748.19330593555">
            <text:p>6748,19330594</text:p>
          </table:table-cell>
          <table:table-cell table:style-name="ce1" office:value-type="float" office:value="6662.64051940444">
            <text:p>6662,64051940</text:p>
          </table:table-cell>
          <table:table-cell table:style-name="ce1" office:value-type="float" office:value="6655.80435502746">
            <text:p>6655,80435503</text:p>
          </table:table-cell>
          <table:table-cell table:style-name="ce1" office:value-type="float" office:value="6620.75488444947">
            <text:p>6620,75488445</text:p>
          </table:table-cell>
          <table:table-cell table:number-columns-repeated="3" table:style-name="ce1" office:value-type="float" office:value="6585.4193922374">
            <text:p>6585,41939224</text:p>
          </table:table-cell>
          <table:table-cell table:number-columns-repeated="2" table:style-name="ce1" office:value-type="float" office:value="6524.11388964045">
            <text:p>6524,11388964</text:p>
          </table:table-cell>
          <table:table-cell table:style-name="ce1" office:value-type="float" office:value="6530.41006362643">
            <text:p>6530,41006363</text:p>
          </table:table-cell>
          <table:table-cell table:style-name="ce1" office:value-type="float" office:value="6616.58955161152">
            <text:p>6616,58955161</text:p>
          </table:table-cell>
          <table:table-cell table:style-name="ce1" office:value-type="float" office:value="6336.43326932837">
            <text:p>6336,43326933</text:p>
          </table:table-cell>
          <table:table-cell table:style-name="ce1" office:value-type="float" office:value="6634.28645053641">
            <text:p>6634,28645054</text:p>
          </table:table-cell>
          <table:table-cell table:style-name="ce1" office:value-type="float" office:value="6322.95479648623">
            <text:p>6322,95479649</text:p>
          </table:table-cell>
          <table:table-cell table:style-name="ce1" office:value-type="float" office:value="6443.63560981023">
            <text:p>6443,63560981</text:p>
          </table:table-cell>
          <table:table-cell table:number-columns-repeated="4" table:style-name="ce1" office:value-type="float" office:value="6392.83956864646">
            <text:p>6392,83956865</text:p>
          </table:table-cell>
          <table:table-cell table:number-columns-repeated="8" table:style-name="ce1" office:value-type="float" office:value="6372.20520194391">
            <text:p>6372,20520194</text:p>
          </table:table-cell>
          <table:table-cell table:number-columns-repeated="18" table:style-name="ce1" office:value-type="float" office:value="6372.0355620304">
            <text:p>6372,03556203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683">
            <text:p>683</text:p>
          </table:table-cell>
          <table:table-cell office:value-type="float" office:value="1369">
            <text:p>1369</text:p>
          </table:table-cell>
          <table:table-cell office:value-type="float" office:value="2053">
            <text:p>2053</text:p>
          </table:table-cell>
          <table:table-cell office:value-type="float" office:value="2738">
            <text:p>2738</text:p>
          </table:table-cell>
          <table:table-cell office:value-type="float" office:value="3418">
            <text:p>3418</text:p>
          </table:table-cell>
          <table:table-cell office:value-type="float" office:value="4100">
            <text:p>4100</text:p>
          </table:table-cell>
          <table:table-cell office:value-type="float" office:value="4784">
            <text:p>4784</text:p>
          </table:table-cell>
          <table:table-cell office:value-type="float" office:value="5461">
            <text:p>5461</text:p>
          </table:table-cell>
          <table:table-cell office:value-type="float" office:value="6144">
            <text:p>6144</text:p>
          </table:table-cell>
          <table:table-cell office:value-type="float" office:value="6821">
            <text:p>6821</text:p>
          </table:table-cell>
          <table:table-cell office:value-type="float" office:value="7501">
            <text:p>7501</text:p>
          </table:table-cell>
          <table:table-cell office:value-type="float" office:value="8184">
            <text:p>8184</text:p>
          </table:table-cell>
          <table:table-cell office:value-type="float" office:value="8867">
            <text:p>8867</text:p>
          </table:table-cell>
          <table:table-cell office:value-type="float" office:value="9547">
            <text:p>9547</text:p>
          </table:table-cell>
          <table:table-cell office:value-type="float" office:value="10227">
            <text:p>10227</text:p>
          </table:table-cell>
          <table:table-cell office:value-type="float" office:value="10905">
            <text:p>10905</text:p>
          </table:table-cell>
          <table:table-cell office:value-type="float" office:value="11586">
            <text:p>11586</text:p>
          </table:table-cell>
          <table:table-cell office:value-type="float" office:value="12266">
            <text:p>12266</text:p>
          </table:table-cell>
          <table:table-cell office:value-type="float" office:value="12947">
            <text:p>12947</text:p>
          </table:table-cell>
          <table:table-cell office:value-type="float" office:value="13624">
            <text:p>13624</text:p>
          </table:table-cell>
          <table:table-cell office:value-type="float" office:value="14306">
            <text:p>14306</text:p>
          </table:table-cell>
          <table:table-cell office:value-type="float" office:value="14982">
            <text:p>14982</text:p>
          </table:table-cell>
          <table:table-cell office:value-type="float" office:value="15662">
            <text:p>15662</text:p>
          </table:table-cell>
          <table:table-cell office:value-type="float" office:value="16340">
            <text:p>16340</text:p>
          </table:table-cell>
          <table:table-cell office:value-type="float" office:value="17020">
            <text:p>17020</text:p>
          </table:table-cell>
          <table:table-cell office:value-type="float" office:value="17703">
            <text:p>17703</text:p>
          </table:table-cell>
          <table:table-cell office:value-type="float" office:value="18380">
            <text:p>18380</text:p>
          </table:table-cell>
          <table:table-cell office:value-type="float" office:value="19054">
            <text:p>19054</text:p>
          </table:table-cell>
          <table:table-cell office:value-type="float" office:value="19728">
            <text:p>19728</text:p>
          </table:table-cell>
          <table:table-cell office:value-type="float" office:value="20401">
            <text:p>20401</text:p>
          </table:table-cell>
          <table:table-cell office:value-type="float" office:value="21071">
            <text:p>21071</text:p>
          </table:table-cell>
          <table:table-cell office:value-type="float" office:value="21743">
            <text:p>21743</text:p>
          </table:table-cell>
          <table:table-cell office:value-type="float" office:value="22414">
            <text:p>22414</text:p>
          </table:table-cell>
          <table:table-cell office:value-type="float" office:value="23084">
            <text:p>23084</text:p>
          </table:table-cell>
          <table:table-cell office:value-type="float" office:value="23756">
            <text:p>23756</text:p>
          </table:table-cell>
          <table:table-cell office:value-type="float" office:value="24428">
            <text:p>24428</text:p>
          </table:table-cell>
          <table:table-cell office:value-type="float" office:value="25097">
            <text:p>25097</text:p>
          </table:table-cell>
          <table:table-cell office:value-type="float" office:value="25767">
            <text:p>25767</text:p>
          </table:table-cell>
          <table:table-cell office:value-type="float" office:value="26438">
            <text:p>26438</text:p>
          </table:table-cell>
          <table:table-cell office:value-type="float" office:value="27111">
            <text:p>27111</text:p>
          </table:table-cell>
          <table:table-cell office:value-type="float" office:value="27779">
            <text:p>27779</text:p>
          </table:table-cell>
          <table:table-cell office:value-type="float" office:value="28450">
            <text:p>28450</text:p>
          </table:table-cell>
          <table:table-cell office:value-type="float" office:value="29120">
            <text:p>29120</text:p>
          </table:table-cell>
          <table:table-cell office:value-type="float" office:value="29791">
            <text:p>29791</text:p>
          </table:table-cell>
          <table:table-cell office:value-type="float" office:value="30463">
            <text:p>30463</text:p>
          </table:table-cell>
          <table:table-cell office:value-type="float" office:value="31133">
            <text:p>31133</text:p>
          </table:table-cell>
          <table:table-cell office:value-type="float" office:value="31804">
            <text:p>31804</text:p>
          </table:table-cell>
          <table:table-cell office:value-type="float" office:value="32476">
            <text:p>32476</text:p>
          </table:table-cell>
          <table:table-cell office:value-type="float" office:value="33147">
            <text:p>33147</text:p>
          </table:table-cell>
          <table:table-cell office:value-type="float" office:value="33816">
            <text:p>33816</text:p>
          </table:table-cell>
          <table:table-cell office:value-type="float" office:value="34486">
            <text:p>34486</text:p>
          </table:table-cell>
          <table:table-cell office:value-type="float" office:value="35156">
            <text:p>35156</text:p>
          </table:table-cell>
          <table:table-cell office:value-type="float" office:value="35827">
            <text:p>35827</text:p>
          </table:table-cell>
          <table:table-cell office:value-type="float" office:value="36499">
            <text:p>36499</text:p>
          </table:table-cell>
          <table:table-cell office:value-type="float" office:value="37169">
            <text:p>37169</text:p>
          </table:table-cell>
          <table:table-cell office:value-type="float" office:value="37837">
            <text:p>37837</text:p>
          </table:table-cell>
          <table:table-cell office:value-type="float" office:value="38508">
            <text:p>38508</text:p>
          </table:table-cell>
          <table:table-cell office:value-type="float" office:value="39177">
            <text:p>39177</text:p>
          </table:table-cell>
          <table:table-cell office:value-type="float" office:value="39845">
            <text:p>39845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398.60180487549">
            <text:p>6398,6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39663.4682385917">
            <text:p>39663,47</text:p>
          </table:table-cell>
          <table:table-cell table:number-columns-repeated="58"/>
        </table:table-row>
        <table:table-row table:style-name="ro1" table:number-rows-repeated="8">
          <table:table-cell table:number-columns-repeated="60"/>
        </table:table-row>
        <table:table-row table:style-name="ro1">
          <table:table-cell>
            <draw:frame table:end-cell-address="Hoja1.G32" table:end-x="1.466cm" table:end-y="0.379cm" draw:z-index="0" draw:style-name="gr1" svg:width="20.755cm" svg:height="6.986cm" svg:x="2.269cm" svg:y="0.167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59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59:32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756cm" svg:height="6.987cm" chart:class="chart:scatter" chart:style-name="ch1">
        <chart:title svg:x="9.306cm" svg:y="0.14cm" chart:style-name="ch2">
          <text:p>Prueba # 6</text:p>
        </chart:title>
        <chart:legend chart:legend-position="end" svg:x="18.951cm" svg:y="3.186cm" chart:style-name="ch3"/>
        <chart:plot-area chart:style-name="ch4" table:cell-range-address="Hoja1.A1:Hoja1.BH2" chart:data-source-has-labels="column" svg:x="0.629cm" svg:y="0.782cm" svg:width="17.907cm" svg:height="5.988cm">
          <chart:axis chart:dimension="x" chart:name="primary-x" chart:style-name="ch5">
            <chart:title svg:x="9.339cm" svg:y="6.312cm" chart:style-name="ch6">
              <text:p>tiempo </text:p>
            </chart:title>
          </chart:axis>
          <chart:axis chart:dimension="y" chart:name="primary-y" chart:style-name="ch7">
            <chart:title svg:x="0.416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16">
                <text:p>165016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16">
                <text:p>200016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064.07413513643">
                <text:p>7064.07413513643</text:p>
              </table:table-cell>
              <table:table-cell office:value-type="float" office:value="7001.89726450925">
                <text:p>7001.89726450925</text:p>
              </table:table-cell>
              <table:table-cell office:value-type="float" office:value="6793.56943200022">
                <text:p>6793.56943200022</text:p>
              </table:table-cell>
              <table:table-cell office:value-type="float" office:value="6754.02443113631">
                <text:p>6754.02443113631</text:p>
              </table:table-cell>
              <table:table-cell office:value-type="float" office:value="6754.02443113631">
                <text:p>6754.02443113631</text:p>
              </table:table-cell>
              <table:table-cell office:value-type="float" office:value="6643.91504389554">
                <text:p>6643.91504389554</text:p>
              </table:table-cell>
              <table:table-cell office:value-type="float" office:value="6629.21906241231">
                <text:p>6629.21906241231</text:p>
              </table:table-cell>
              <table:table-cell office:value-type="float" office:value="6629.21906241231">
                <text:p>6629.21906241231</text:p>
              </table:table-cell>
              <table:table-cell office:value-type="float" office:value="6542.13583084412">
                <text:p>6542.13583084412</text:p>
              </table:table-cell>
              <table:table-cell office:value-type="float" office:value="6516.71590346601">
                <text:p>6516.71590346601</text:p>
              </table:table-cell>
              <table:table-cell office:value-type="float" office:value="6516.71590346601">
                <text:p>6516.71590346601</text:p>
              </table:table-cell>
              <table:table-cell office:value-type="float" office:value="6516.71590346601">
                <text:p>6516.71590346601</text:p>
              </table:table-cell>
              <table:table-cell office:value-type="float" office:value="6510.38400668854">
                <text:p>6510.38400668854</text:p>
              </table:table-cell>
              <table:table-cell office:value-type="float" office:value="6510.38400668854">
                <text:p>6510.38400668854</text:p>
              </table:table-cell>
              <table:table-cell office:value-type="float" office:value="6510.38400668854">
                <text:p>6510.38400668854</text:p>
              </table:table-cell>
              <table:table-cell office:value-type="float" office:value="6510.38400668854">
                <text:p>6510.38400668854</text:p>
              </table:table-cell>
              <table:table-cell office:value-type="float" office:value="6510.38400668854">
                <text:p>6510.38400668854</text:p>
              </table:table-cell>
              <table:table-cell office:value-type="float" office:value="6510.38400668854">
                <text:p>6510.38400668854</text:p>
              </table:table-cell>
              <table:table-cell office:value-type="float" office:value="6510.38400668854">
                <text:p>6510.38400668854</text:p>
              </table:table-cell>
              <table:table-cell office:value-type="float" office:value="6510.38400668854">
                <text:p>6510.38400668854</text:p>
              </table:table-cell>
              <table:table-cell office:value-type="float" office:value="6510.38400668854">
                <text:p>6510.38400668854</text:p>
              </table:table-cell>
              <table:table-cell office:value-type="float" office:value="6510.38400668854">
                <text:p>6510.38400668854</text:p>
              </table:table-cell>
              <table:table-cell office:value-type="float" office:value="6510.38400668854">
                <text:p>6510.38400668854</text:p>
              </table:table-cell>
              <table:table-cell office:value-type="float" office:value="6454.80258201122">
                <text:p>6454.80258201122</text:p>
              </table:table-cell>
              <table:table-cell office:value-type="float" office:value="6454.80258201122">
                <text:p>6454.80258201122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  <table:table-cell office:value-type="float" office:value="6253.86620135813">
                <text:p>6253.86620135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